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.1555in" loext:contextual-spacing="false" fo:line-height="107%" fo:text-align="start" style:justify-single-word="false" fo:text-indent="0in" style:auto-text-indent="false"/>
    </style:style>
    <style:style style:name="P2" style:family="paragraph" style:parent-style-name="Normal">
      <style:paragraph-properties fo:margin-left="0in" fo:margin-right="0in" fo:margin-top="0in" fo:margin-bottom="0.0673in" loext:contextual-spacing="false" fo:text-align="start" style:justify-single-word="false" fo:text-indent="0in" style:auto-text-indent="false"/>
      <style:text-properties officeooo:paragraph-rsid="0007f58d"/>
    </style:style>
    <style:style style:name="P3" style:family="paragraph" style:parent-style-name="Normal">
      <style:paragraph-properties fo:margin-left="1.9681in" fo:margin-right="0in" fo:margin-top="0in" fo:margin-bottom="0.1555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-0.0102in" fo:margin-right="0in" fo:text-indent="1.9681in" style:auto-text-indent="false">
        <style:tab-stops/>
      </style:paragraph-properties>
    </style:style>
    <style:style style:name="P5" style:family="paragraph" style:parent-style-name="Normal">
      <style:paragraph-properties fo:margin-left="0.0071in" fo:margin-right="-0.0071in" fo:margin-top="0in" fo:margin-bottom="0.0866in" loext:contextual-spacing="false" fo:line-height="107%" fo:text-align="end" style:justify-single-word="false" fo:text-indent="-0.0071in" style:auto-text-indent="false">
        <style:tab-stops/>
      </style:paragraph-properties>
    </style:style>
    <style:style style:name="P6" style:family="paragraph" style:parent-style-name="Normal">
      <style:paragraph-properties fo:margin-left="-0.0102in" fo:margin-right="0in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102in" fo:margin-right="0in" fo:text-indent="0in" style:auto-text-indent="false">
        <style:tab-stops/>
      </style:paragraph-properties>
      <style:text-properties officeooo:paragraph-rsid="0005718b"/>
    </style:style>
    <style:style style:name="P8" style:family="paragraph" style:parent-style-name="Normal">
      <style:paragraph-properties fo:margin-left="-0.0102in" fo:margin-right="0in" fo:margin-top="0in" fo:margin-bottom="0.1535in" loext:contextual-spacing="false" fo:text-indent="0in" style:auto-text-indent="false">
        <style:tab-stops/>
      </style:paragraph-properties>
    </style:style>
    <style:style style:name="P9" style:family="paragraph" style:parent-style-name="Normal">
      <style:paragraph-properties fo:margin-left="-0.0102in" fo:margin-right="0in" fo:margin-top="0in" fo:margin-bottom="0in" loext:contextual-spacing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.1965in" fo:margin-right="0in" fo:margin-top="0in" fo:margin-bottom="0.1535in" loext:contextual-spacing="false" fo:line-height="107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.1965in" fo:margin-right="0in" fo:margin-top="0in" fo:margin-bottom="0.1555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.1965in" fo:margin-right="0in" fo:margin-top="0in" fo:margin-bottom="0.1555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.1965in" fo:margin-right="0in" fo:margin-top="0in" fo:margin-bottom="0.1555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7f58d"/>
    </style:style>
    <style:style style:name="P14" style:family="paragraph" style:parent-style-name="Normal">
      <style:paragraph-properties fo:margin-left="0.1965in" fo:margin-right="0in" fo:margin-top="0in" fo:margin-bottom="0.0866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.1965in" fo:margin-right="0in" fo:margin-top="0in" fo:margin-bottom="0in" loext:contextual-spacing="false" fo:line-height="107%" fo:text-align="start" style:justify-single-word="false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.1965in" fo:margin-right="0in" fo:margin-top="0in" fo:margin-bottom="0.1283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7f58d"/>
    </style:style>
    <style:style style:name="P17" style:family="paragraph" style:parent-style-name="Normal">
      <style:paragraph-properties fo:margin-left="0.1929in" fo:margin-right="0in" fo:margin-top="0in" fo:margin-bottom="0.1543in" loext:contextual-spacing="false" fo:text-align="center" style:justify-single-word="false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0.1929in" fo:margin-right="0in" fo:margin-top="0in" fo:margin-bottom="0.1543in" loext:contextual-spacing="false" fo:line-height="107%" fo:text-align="center" style:justify-single-word="false" fo:text-indent="-0.0071in" style:auto-text-indent="false">
        <style:tab-stops/>
      </style:paragraph-properties>
    </style:style>
    <style:style style:name="P19" style:family="paragraph" style:parent-style-name="Heading_20_1">
      <style:paragraph-properties fo:margin-left="0in" fo:margin-right="0.0043in" fo:text-indent="0in" style:auto-text-indent="false"/>
    </style:style>
    <style:style style:name="P20" style:family="paragraph" style:parent-style-name="Heading_20_2">
      <style:paragraph-properties fo:margin-left="0in" fo:margin-right="0.0055in" fo:text-indent="0in" style:auto-text-indent="false"/>
    </style:style>
    <style:style style:name="P21" style:family="paragraph" style:parent-style-name="Heading_20_2">
      <style:paragraph-properties fo:margin-left="0in" fo:margin-right="0.0043in" fo:text-indent="0in" style:auto-text-indent="false"/>
    </style:style>
    <style:style style:name="P22" style:family="paragraph" style:parent-style-name="Heading_20_2">
      <style:paragraph-properties fo:margin-left="0.1929in" fo:margin-right="0in" fo:margin-top="0in" fo:margin-bottom="0.1543in" loext:contextual-spacing="false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 style:master-page-name="MP0">
      <style:paragraph-properties fo:margin-left="0in" fo:margin-right="0in" fo:margin-top="0in" fo:margin-bottom="0.1555in" loext:contextual-spacing="false" fo:line-height="107%" fo:text-align="start" style:justify-single-word="false" fo:text-indent="0in" style:auto-text-indent="false"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f58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officeooo:rsid="0005718b"/>
    </style:style>
    <style:style style:name="T7" style:family="text">
      <style:text-properties officeooo:rsid="0006b687"/>
    </style:style>
    <style:style style:name="T8" style:family="text">
      <style:text-properties officeooo:rsid="0007f58d"/>
    </style:style>
    <style:style style:name="T9" style:family="text">
      <style:text-properties officeooo:rsid="000968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/></text:p>
      <text:h text:style-name="Heading_20_1" text:outline-level="1">CONTRATO PARA DESENVOLVIMENTO DE SOFTWARE </text:h>
      <text:p text:style-name="P3"><text:s/></text:p>
      <text:p text:style-name="P4">Pelo presente instrumento particular de contrato de <text:span text:style-name="T6">venda de produto</text:span>, as partes abaixo qualificadas, através de seus representantes legais no final assinados, resolvem ajustar as cláusulas seguintes: </text:p>
      <text:p text:style-name="P5"><text:span text:style-name="Default_20_Paragraph_20_Font"><text:span text:style-name="T1">CONTRATANTE:</text:span></text:span> <text:span text:style-name="T6">Nome da empresa ou pessoa física</text:span>, </text:p>
      <text:p text:style-name="P6"><text:span text:style-name="T6">CPF(pessoa física) / CNPJ(pessoa jurídica)</text:span>, <text:span text:style-name="T6">endereço (Rua, Número, Bairro, CEP, Cidade, Estado)</text:span>. </text:p>
      <text:p text:style-name="P7"><text:span text:style-name="Default_20_Paragraph_20_Font"><text:span text:style-name="T1"><text:tab/><text:tab/><text:tab/>CONTRATADA:</text:span></text:span> <text:span text:style-name="T6">Nome do desenvolvedor</text:span>, <text:span text:style-name="T6">endereço (Rua, Número, Bairro, CEP, Cidade, Estado)</text:span>, <text:span text:style-name="T6">CPF.</text:span></text:p>
      <text:p text:style-name="P7"/>
      <text:h text:style-name="P20" text:outline-level="2">1. OBJETO DO CONTRATO </text:h>
      <text:p text:style-name="P6"><text:span text:style-name="Default_20_Paragraph_20_Font"><text:span text:style-name="T1">1.1.</text:span></text:span> O presente contrato tem por objetivo o desenvolvimento de um <text:span text:style-name="T6">aplicativo</text:span> de <text:span text:style-name="T6">agendamento</text:span> de <text:span text:style-name="T6">barbearia</text:span>. </text:p>
      <text:p text:style-name="P2"><text:span text:style-name="Default_20_Paragraph_20_Font"><text:span text:style-name="T1">1.2.</text:span></text:span> O período de vigência deste contrato é de 18 meses, prorrogado automaticamente por períodos iguais e sucessivos, salvo em caso de comunicação por escrito por uma parte à outra com no mínimo 30 dias de antecedência.</text:p>
      <text:p text:style-name="P2"><text:span text:style-name="Default_20_Paragraph_20_Font"><text:span text:style-name="T1">1.3.</text:span></text:span> A CONTRATANTE será responsável por definir os projetos a que se refere o item 1.1, especificando sua abrangência e prazo. </text:p>
      <text:p text:style-name="P6"><text:span text:style-name="Default_20_Paragraph_20_Font"><text:span text:style-name="T1">1.4.</text:span></text:span> Os projetos serão iniciados pela CONTRATADA em até 07 dias, contando da emissão de ADITIVOS a este Contrato nos quais deverão constar o escopo do projeto e prazo para a sua execução. </text:p>
      <text:p text:style-name="P6"><text:span text:style-name="Default_20_Paragraph_20_Font"><text:span text:style-name="T1">1.5.</text:span></text:span> Os trabalhos serão realizados pela CONTRATADA, de acordo com as especificações técnicas fornecidas pela CONTRATANTE. </text:p>
      <text:h text:style-name="P21" text:outline-level="2">2. CONDIÇÕES COMERCIAIS<text:span text:style-name="Default_20_Paragraph_20_Font"><text:span text:style-name="T3"> </text:span></text:span></text:h>
      <text:p text:style-name="P6"><text:span text:style-name="Default_20_Paragraph_20_Font"><text:span text:style-name="T1">2.1.</text:span></text:span> Pelo projeto pactuado no item “1”, a CONTRATANTE pagará à CONTRATADA o valor <text:span text:style-name="T6">total </text:span>de R$ <text:span text:style-name="T9">6.637,05</text:span> referente <text:s/><text:span text:style-name="T7">ao</text:span> desenvolvimento e consultoria. </text:p>
      <text:p text:style-name="P6"><text:soft-page-break/><text:span text:style-name="Default_20_Paragraph_20_Font"><text:span text:style-name="T1">2.2.</text:span></text:span> <text:span text:style-name="T7">A</text:span>pós a entrega de forma satisfatória do <text:span text:style-name="T7">aplicativo</text:span>, de acordo com <text:span text:style-name="T7">a</text:span> entrega e escopo pré-definido por ambas as partes, <text:span text:style-name="T7">terá garantia de 3 meses. A garantia</text:span> não inclui mudanças ou novas funcionalidades no sistema.</text:p>
      <text:h text:style-name="Heading_20_2" text:outline-level="2">3. OBRIGAÇÕES DA CONTRATADA </text:h>
      <text:p text:style-name="P6"><text:span text:style-name="Default_20_Paragraph_20_Font"><text:span text:style-name="T1">3.1.</text:span></text:span> Executar os projetos de trata o item 1, com estrita observância das especificações técnicas indicadas pela CONTRATANTE. </text:p>
      <text:p text:style-name="P8"><text:span text:style-name="Default_20_Paragraph_20_Font"><text:span text:style-name="T1">3.</text:span></text:span><text:span text:style-name="Default_20_Paragraph_20_Font"><text:span text:style-name="T2">2</text:span></text:span><text:span text:style-name="Default_20_Paragraph_20_Font"><text:span text:style-name="T1">.</text:span></text:span> Garantir que a instalação, a elaboração de novos programas, objeto deste ajuste, não infrinjam quaisquer direitos de propriedade intelectual, tais como patentes e direitos autorais, responsabilizando-se pelos prejuízos resultantes e eventuais demandas relativas à propriedade dos programas. </text:p>
      <text:p text:style-name="P6"><text:span text:style-name="Default_20_Paragraph_20_Font"><text:span text:style-name="T1">3.</text:span></text:span><text:span text:style-name="Default_20_Paragraph_20_Font"><text:span text:style-name="T2">3</text:span></text:span><text:span text:style-name="Default_20_Paragraph_20_Font"><text:span text:style-name="T1">.</text:span></text:span> Manter o mais absoluto sigilo sobre as informações, documentos e técnica transmitidos pela CONTRATANTE, para possibilitar a execução de projetos ora pactuados. </text:p>
      <text:p text:style-name="P6"><text:span text:style-name="Default_20_Paragraph_20_Font"><text:span text:style-name="T1">3.</text:span></text:span><text:span text:style-name="Default_20_Paragraph_20_Font"><text:span text:style-name="T2">4</text:span></text:span><text:span text:style-name="Default_20_Paragraph_20_Font"><text:span text:style-name="T1">.</text:span></text:span> <text:span text:style-name="T7">A manutenção</text:span> será dad<text:span text:style-name="T7">a</text:span> ao <text:span text:style-name="T7">aplicativo</text:span> <text:span text:style-name="T7">na ocorrência de alguma falha</text:span>. </text:p>
      <text:h text:style-name="P20" text:outline-level="2">4. OBRIGAÇÕES DA CONTRATANTE </text:h>
      <text:p text:style-name="P6"><text:span text:style-name="Default_20_Paragraph_20_Font"><text:span text:style-name="T1">4.1.</text:span></text:span> Colocar à disposição da CONTRATADA todas as informações que esta necessite, para consecução do objetivo do presente contrato.</text:p>
      <text:p text:style-name="P6"><text:span text:style-name="Default_20_Paragraph_20_Font"><text:span text:style-name="T1">4.</text:span></text:span><text:span text:style-name="Default_20_Paragraph_20_Font"><text:span text:style-name="T2">2</text:span></text:span><text:span text:style-name="Default_20_Paragraph_20_Font"><text:span text:style-name="T1">.</text:span></text:span> Responsabilizar-se por eventuais atrasos que possam ocorrer no projeto, decorrentes do não atendimento dos itens sob sua responsabilidade. </text:p>
      <text:h text:style-name="P19" text:outline-level="1">5.CONDIÇÕES GERAIS </text:h>
      <text:p text:style-name="P6"><text:span text:style-name="Default_20_Paragraph_20_Font"><text:span text:style-name="T1">5.</text:span></text:span><text:span text:style-name="Default_20_Paragraph_20_Font"><text:span text:style-name="T2">1</text:span></text:span><text:span text:style-name="Default_20_Paragraph_20_Font"><text:span text:style-name="T1">.</text:span></text:span> O presente contrato poderá ser rescindido pelas partes mediante notificação extrajudicial e escrito, com prazo de 30 dias permanecendo inalteradas as cláusulas e condições deste contrato. Poderá ainda o contrato ser rescindido independentemente de notificação por acordo entre as partes.</text:p>
      <text:p text:style-name="P6"><text:span text:style-name="Default_20_Paragraph_20_Font"><text:span text:style-name="T1">5.</text:span></text:span><text:span text:style-name="Default_20_Paragraph_20_Font"><text:span text:style-name="T2">2</text:span></text:span><text:span text:style-name="Default_20_Paragraph_20_Font"><text:span text:style-name="T1">.</text:span></text:span> Fica convencionado que a parte que reiteradamente infringir qualquer cláusula constante deste contrato pagará à outra parte multa equivalente <text:span text:style-name="T8">a</text:span> <text:span text:style-name="T8">50% do valor total do produto</text:span>, sem prejuízo da rescisão automática ora pactuado. </text:p>
      <text:p text:style-name="P6"><text:span text:style-name="Default_20_Paragraph_20_Font"><text:span text:style-name="T1">5.7.</text:span></text:span> Nenhuma das partes será responsável perante a outra por qualquer falha ou atraso no cumprimento das obrigações constantes do presente contrato, causados por casos fortuitos ou força maior. <text:s/></text:p>
      <text:p text:style-name="P14"><text:soft-page-break/><text:s/></text:p>
      <text:p text:style-name="P9">E por estarem assim justas e acertadas, as partes firmam o presente instrumento em 2 (duas) vias de igual teor e forma, tudo na presença das duas testemunhas abaixo: </text:p>
      <text:p text:style-name="P1"><text:s/></text:p>
      <text:p text:style-name="P10"><text:span text:style-name="T8">Goiânia</text:span>, <text:span text:style-name="T8">xx</text:span> de <text:span text:style-name="T8">xxxx</text:span> de 20<text:span text:style-name="T8">xx</text:span></text:p>
      <text:p text:style-name="P11"><text:span text:style-name="Default_20_Paragraph_20_Font"><text:span text:style-name="T4"><text:s/></text:span></text:span></text:p>
      <text:p text:style-name="P18"><text:span text:style-name="Default_20_Paragraph_20_Font"><text:span text:style-name="T4">CONTRATANTE </text:span></text:span></text:p>
      <text:p text:style-name="P18"/>
      <text:p text:style-name="P12"><text:span text:style-name="Default_20_Paragraph_20_Font"><text:span text:style-name="T4">___________________________________________________</text:span></text:span></text:p>
      <text:p text:style-name="P12"><text:span text:style-name="Default_20_Paragraph_20_Font"><text:span text:style-name="T4"/></text:span></text:p>
      <text:p text:style-name="P18"><text:span text:style-name="Default_20_Paragraph_20_Font"><text:span text:style-name="T4">CONTRATADA </text:span></text:span></text:p>
      <text:p text:style-name="P18"><text:span text:style-name="Default_20_Paragraph_20_Font"><text:span text:style-name="T4"/></text:span></text:p>
      <text:p text:style-name="P13"><text:span text:style-name="Default_20_Paragraph_20_Font"><text:span text:style-name="T4"><text:s/>___________________________________________________</text:span></text:span></text:p>
      <text:p text:style-name="P13"><text:span text:style-name="Default_20_Paragraph_20_Font"><text:span text:style-name="T4"/></text:span></text:p>
      <text:h text:style-name="P22" text:outline-level="2"><text:span text:style-name="Default_20_Paragraph_20_Font"><text:span text:style-name="T5">TESTEMUNHAS </text:span></text:span></text:h>
      <text:p text:style-name="P17"><text:span text:style-name="Default_20_Paragraph_20_Font"><text:span text:style-name="T5"/></text:span></text:p>
      <text:p text:style-name="P16"><text:s/><text:span text:style-name="Default_20_Paragraph_20_Font"><text:span text:style-name="T4">___________________________________________________</text:span></text:span></text:p>
      <text:p text:style-name="P13"><text:span text:style-name="Default_20_Paragraph_20_Font"><text:span text:style-name="T4"/></text:span></text:p>
      <text:p text:style-name="P13"><text:span text:style-name="Default_20_Paragraph_20_Font"><text:span text:style-name="T4">___________________________________________________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071in" fo:margin-right="0.0035in" fo:margin-top="0in" fo:margin-bottom="0.1535in" loext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035in" fo:margin-top="0in" fo:margin-bottom="0.1535in" loext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in" fo:margin-right="0.0016in" fo:margin-top="0in" fo:margin-bottom="0.0681in" loext:contextual-spacing="false" fo:line-height="150%" fo:text-align="justify" style:justify-single-word="false" fo:hyphenation-ladder-count="no-limit" fo:text-indent="0.1898in" style:auto-text-indent="false"/>
      <style:text-properties fo:color="#000000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2146in" fo:margin-bottom="0.4783in" fo:margin-left="1.5764in" fo:margin-right="0.7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title>Microsoft Word - Contrato Flash Sistema Web.doc</dc:title>
    <dc:subject/>
    <meta:initial-creator>Jose Roberto</meta:initial-creator>
    <meta:creation-date>2019-12-08T16:13:00Z</meta:creation-date>
    <dc:date>2019-12-11T09:34:00.812156624</dc:date>
    <meta:editing-cycles>4</meta:editing-cycles>
    <meta:editing-duration>PT9M2S</meta:editing-duration>
    <meta:document-statistic meta:table-count="0" meta:image-count="0" meta:object-count="0" meta:page-count="3" meta:paragraph-count="40" meta:word-count="537" meta:character-count="3819" meta:non-whitespace-character-count="3280"/>
    <meta:template xlink:type="simple" xlink:actuate="onRequest" xlink:title="" xlink:href="Normal"/>
  </office:meta>
</office:document-meta>
</file>